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9a51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style:font-name="Arial" fo:font-size="10.5pt" fo:font-style="normal" fo:font-weight="normal"/>
    </style:style>
    <style:style style:name="T5" style:family="text">
      <style:text-properties officeooo:rsid="00189a5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b5623fd-d170-084b-1801-cbc7ebf5e703"/>Siri - Java harjoitusprojekti</text:p>
      <text:p text:style-name="Text_20_body"/>
      <text:p text:style-name="P3">- Ari on projektin asiakas</text:p>
      <text:p text:style-name="P3">- Scrumiin soveltuva speksi vaatimuksista-käyttötapauskuvaus</text:p>
      <text:p text:style-name="P3">- Scrumiin kuuluva taskitus ja priorisointi</text:p>
      <text:p text:style-name="P3">- Valitaan oleelliset keissit</text:p>
      <text:p text:style-name="P3">- tehdään kahden sprintin mittainen suunnitelma</text:p>
      <text:p text:style-name="P3">- eka sprintin jälkeen jotain joka kääntyy ja rajapinnat kunnossa</text:p>
      <text:p text:style-name="P3">- tekniset ratkaisut ryhmän päätettävissä</text:p>
      <text:p text:style-name="P3">- pari mahdollista frameworkkiä</text:p>
      <text:p text:style-name="P3">- valitaan ryhmästä build – master joka huolehtii siitä että build kääntyy</text:p>
      <text:p text:style-name="P3">- valitaan projektipäällikkö joka on myös arkkitehti</text:p>
      <text:p text:style-name="P3">- käyttäjärajapinta englanniksi – koodin kielen voi valita</text:p>
      <text:p text:style-name="Text_20_body"/>
      <text:p text:style-name="P3">Tänään:</text:p>
      <text:p text:style-name="P3">- speksin läpikäynti - OK</text:p>
      <text:p text:style-name="P3">- ryhmä pitää projektin aloituspalaverin - OK</text:p>
      <text:p text:style-name="P3">- roolien sopiminen NOK</text:p>
      <text:p text:style-name="P3">- työtapa, etänä vai paikan päällä, mielummin alussa paikanpäällä</text:p>
      <text:p text:style-name="P3">- kontaktointi – whatsapp ryhmä - skype</text:p>
      <text:p text:style-name="P3">- 10 tärkeintä toiminnallisuutta ja niiden priorisointi</text:p>
      <text:p text:style-name="P3">- projektin nimi Siri</text:p>
      <text:p text:style-name="P3">- 6.11. aloitus face-to-face</text:p>
      <text:p text:style-name="P3">-  AP1 Jouni kokeilee Spring – JPA:ta</text:p>
      <text:p text:style-name="P3">- </text:p>
      <text:p text:style-name="Text_20_body"/>
      <text:p text:style-name="P2">Aikataulu</text:p>
      <text:p text:style-name="P3">6.11 Tapaaminen</text:p>
      <text:p text:style-name="Text_20_body"/>
      <text:p text:style-name="P2">Teknologiat</text:p>
      <text:p text:style-name="P7"><text:span text:style-name="T1">   </text:span><text:span text:style-name="T2">-Git(Hub)</text:span></text:p>
      <text:p text:style-name="P6">   <text:span text:style-name="T4">-CSS</text:span></text:p>
      <text:p text:style-name="P6">   <text:span text:style-name="T4">-Spring</text:span></text:p>
      <text:p text:style-name="P6">   <text:span text:style-name="T4">-Maven</text:span></text:p>
      <text:p text:style-name="P6">   <text:span text:style-name="T4">-MySql</text:span></text:p>
      <text:p text:style-name="P6">   <text:span text:style-name="T4">-Java 7</text:span></text:p>
      <text:p text:style-name="P7"><text:span text:style-name="T1">   </text:span><text:span text:style-name="T2">-JPA</text:span><text:span text:style-name="T1">    </text:span></text:p>
      <text:p text:style-name="P6">   <text:span text:style-name="T4">-Jenkins</text:span></text:p>
      <text:p text:style-name="Text_20_body"/>
      <text:p text:style-name="P2">Roolien sopiminen</text:p>
      <text:p text:style-name="P6"><text:soft-page-break/>   <text:span text:style-name="T4">-BuildMasteri - Jouni</text:span></text:p>
      <text:p text:style-name="P6">   <text:span text:style-name="T4">-Projektipäälikkö - Kari</text:span></text:p>
      <text:p text:style-name="P6">  <text:span text:style-name="T4">- Arkkitehti ja Scrum Master - Seija</text:span></text:p>
      <text:p text:style-name="P6">  <text:span text:style-name="T4">- GitHub, CSS vastaava - Mika</text:span></text:p>
      <text:p text:style-name="Text_20_body"><text:line-break/></text:p>
      <text:p text:style-name="P2">10. tärkeintä ominaisuutta</text:p>
      <text:p text:style-name="Text_20_body"/>
      <text:p text:style-name="P3">Adminin tarinat</text:p>
      <text:p text:style-name="P3">1. Haluan lisätä ja poistaa käyttäjiä.</text:p>
      <text:list xml:id="list5552013683086716445" text:style-name="L1">
        <text:list-item>
          <text:p text:style-name="P9">admin tai pomo voi antaa oikeuksia</text:p>
        </text:list-item>
        <text:list-item>
          <text:p text:style-name="P9">oikeudet:</text:p>
          <text:list>
            <text:list-item>
              <text:p text:style-name="P9">pomo ja admin </text:p>
            </text:list-item>
            <text:list-item>
              <text:p text:style-name="P9">tunnukselliset</text:p>
            </text:list-item>
          </text:list>
        </text:list-item>
      </text:list>
      <text:p text:style-name="Text_20_body"/>
      <text:p text:style-name="P3">Myyjän tarinat</text:p>
      <text:p text:style-name="P3">1. Haluan tallentaa uusia asiakkaita.</text:p>
      <text:p text:style-name="P6">   <text:span text:style-name="T4">a. Nimi</text:span></text:p>
      <text:p text:style-name="P6">   <text:span text:style-name="T4">b. Puhelin</text:span></text:p>
      <text:p text:style-name="P6">   <text:span text:style-name="T4">c. Sähköposti</text:span></text:p>
      <text:p text:style-name="P6">   <text:span text:style-name="T4">d. Valokuva</text:span></text:p>
      <text:p text:style-name="P6">   <text:span text:style-name="T4">e. Maa</text:span></text:p>
      <text:p text:style-name="P6">   <text:span text:style-name="T4">f. Osoite</text:span></text:p>
      <text:p text:style-name="P6">   <text:span text:style-name="T4">g. Vastuumyyjä</text:span></text:p>
      <text:p text:style-name="Text_20_body"/>
      <text:p text:style-name="P3">2. Haluan tallentaa uusia asiakasyrityksiä.</text:p>
      <text:p text:style-name="P6">   <text:span text:style-name="T4">a. Nimi</text:span></text:p>
      <text:p text:style-name="P6">   <text:span text:style-name="T4">b. Puhelin</text:span></text:p>
      <text:p text:style-name="P6">   <text:span text:style-name="T4">c. Osoite</text:span></text:p>
      <text:p text:style-name="P6">   <text:span text:style-name="T4">d. Nettisivu</text:span></text:p>
      <text:p text:style-name="P6">   <text:span text:style-name="T4">e. Y-­tunnus</text:span></text:p>
      <text:p text:style-name="Text_20_body"/>
      <text:p text:style-name="P3">3. Haluan liittää asiakkaat yrityksiin.</text:p>
      <text:p text:style-name="P7"><text:span text:style-name="T1">                </text:span></text:p>
      <text:p text:style-name="P4">14. Haluan tallentaa tiedot uudesta kaupasta.</text:p>
      <text:p text:style-name="P8"><text:span text:style-name="T1">    </text:span><text:span text:style-name="T2">a. Vastuumyyjä (minä)</text:span></text:p>
      <text:p text:style-name="P8"><text:span text:style-name="T1">    </text:span><text:span text:style-name="T2">b. Vastuu teknikko</text:span></text:p>
      <text:p text:style-name="P8"><text:span text:style-name="T1">    </text:span><text:span text:style-name="T2">c. N kpl asiakkaita</text:span></text:p>
      <text:p text:style-name="P8"><text:span text:style-name="T1">    </text:span><text:span text:style-name="T2">d. Toimitussopimus liitetiedostona</text:span></text:p>
      <text:p text:style-name="P8"><text:soft-page-break/><text:span text:style-name="T1">    </text:span><text:span text:style-name="T2">e. Toimitussopimuksen tila</text:span></text:p>
      <text:p text:style-name="P8"><text:span text:style-name="T1">    </text:span><text:span text:style-name="T2">i. draft ii.</text:span></text:p>
      <text:p text:style-name="P8"><text:span text:style-name="T1">    </text:span><text:span text:style-name="T2">signed</text:span></text:p>
      <text:p text:style-name="P8"><text:span text:style-name="T1">    </text:span><text:span text:style-name="T2">iii. delivered</text:span></text:p>
      <text:p text:style-name="P8"><text:span text:style-name="T1">    </text:span><text:span text:style-name="T2">iv. expired</text:span></text:p>
      <text:p text:style-name="P8"><text:span text:style-name="T1">    </text:span><text:span text:style-name="T2">f. Sopimuksen päättymisaika</text:span></text:p>
      <text:p text:style-name="P8"><text:span text:style-name="T1">    </text:span><text:span text:style-name="T2">g. Hinta</text:span></text:p>
      <text:p text:style-name="P8"><text:span text:style-name="T1">    </text:span><text:span text:style-name="T2">h. N kpl nootteja.</text:span></text:p>
      <text:p text:style-name="Text_20_body"/>
      <text:p text:style-name="P3">Sihteerin tarinat</text:p>
      <text:p text:style-name="Text_20_body"/>
      <text:p text:style-name="P3">3. Haluan hakea asiakkaita hakukriteerinä</text:p>
      <text:p text:style-name="P6">   <text:span text:style-name="T4">a. Nimi</text:span></text:p>
      <text:p text:style-name="P6">   <text:span text:style-name="T4">b. Toimenkuva</text:span></text:p>
      <text:p text:style-name="P6">   <text:span text:style-name="T4">c. Asiakasyritys</text:span></text:p>
      <text:p text:style-name="P6">   <text:span text:style-name="T4">d. Toimitus</text:span></text:p>
      <text:p text:style-name="Text_20_body"/>
      <text:p text:style-name="P3">Teknikon tarinat</text:p>
      <text:p text:style-name="P3">1. Haluan luoda uuden toimituksen tiedoilla</text:p>
      <text:p text:style-name="P6">   <text:span text:style-name="T4">a. Toimitussopimus</text:span></text:p>
      <text:p text:style-name="P6">   <text:span text:style-name="T4">b. Vastuuteknikko</text:span></text:p>
      <text:p text:style-name="P6">   <text:span text:style-name="T4">c. Asennusryhmä</text:span></text:p>
      <text:p text:style-name="P6">   <text:span text:style-name="T4">d. Myyjä</text:span></text:p>
      <text:p text:style-name="P6">   <text:span text:style-name="T4">e. Toimitusajankohta</text:span></text:p>
      <text:p text:style-name="P6">   <text:span text:style-name="T4">i. alkamispäivämäärä</text:span></text:p>
      <text:p text:style-name="P6">   <text:span text:style-name="T4">ii.</text:span></text:p>
      <text:p text:style-name="P6">   <text:span text:style-name="T4">loppumispäivämäärä</text:span></text:p>
      <text:p text:style-name="P6">   <text:span text:style-name="T4">f. Toimituksen tila</text:span></text:p>
      <text:p text:style-name="P6">   <text:span text:style-name="T4">i. New</text:span></text:p>
      <text:p text:style-name="P6">   <text:span text:style-name="T4">ii.</text:span></text:p>
      <text:p text:style-name="P6">   <text:span text:style-name="T4">Started</text:span></text:p>
      <text:p text:style-name="P6">   <text:span text:style-name="T4">iii. Postponed</text:span></text:p>
      <text:p text:style-name="P6">   <text:span text:style-name="T4">iv. Canceled</text:span></text:p>
      <text:p text:style-name="P6">   <text:span text:style-name="T4">v.</text:span></text:p>
      <text:p text:style-name="P6">   <text:span text:style-name="T4">Delivered vi. Expired</text:span></text:p>
      <text:p text:style-name="Text_20_body"/>
      <text:p text:style-name="P7"><text:span text:style-name="T1">                </text:span></text:p>
      <text:p text:style-name="P5">2. Haluan liittää toimitukseen teknisen määrittelyn, joka koostuu N:stä dokumentista.</text:p>
      <text:p text:style-name="Text_20_body"/>
      <text:p text:style-name="P3"><text:soft-page-break/>Laskuttajan tarinat</text:p>
      <text:p text:style-name="Text_20_body"/>
      <text:p text:style-name="P3">2. Haluan liittää toimitukseen laskun tiedoilla</text:p>
      <text:p text:style-name="P6">   <text:span text:style-name="T4">a. Summa</text:span></text:p>
      <text:p text:style-name="P6">   <text:span text:style-name="T4">b. Eräpäivä</text:span></text:p>
      <text:p text:style-name="Text_20_body"><text:line-break/><text:line-break/><text:line-break/></text:p>
      <text:p text:style-name="P3">===============================</text:p>
      <text:p text:style-name="P1"><text:line-break/><text:line-break/><text:line-break/><text:span text:style-name="T5">Muuta projektin tietoa:</text:span></text:p>
      <text:p text:style-name="P1"><text:span text:style-name="T5">GIT repo:</text:span><text:line-break/><text:line-break/><text:a xlink:type="simple" xlink:href="https://github.com/karkinnu/javaee_team_repo.git" text:style-name="Internet_20_link" text:visited-style-name="Visited_20_Internet_20_Link"><text:span text:style-name="T3">https://github.com/karkinnu/javaee_team_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3 </meta:initial-creator>
    <meta:creation-date>2015-11-04T09:40:05.670336122</meta:creation-date>
    <dc:date>2015-11-04T09:43:17.380306543</dc:date>
    <dc:creator>oppi3 </dc:creator>
    <meta:editing-duration>PT3M12S</meta:editing-duration>
    <meta:editing-cycles>1</meta:editing-cycles>
    <meta:generator>LibreOffice/4.4.3.2$Linux_X86_64 LibreOffice_project/40m0$Build-2</meta:generator>
    <meta:document-statistic meta:table-count="0" meta:image-count="0" meta:object-count="0" meta:page-count="4" meta:paragraph-count="111" meta:word-count="351" meta:character-count="2651" meta:non-whitespace-character-count="2178"/>
  </office:meta>
</office:document-meta>
</file>